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1.095cm" fo:min-width="1.734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="none" draw:fill-color="#dddddd" draw:textarea-horizontal-align="justify" draw:textarea-vertical-align="middle" draw:auto-grow-height="false" fo:min-height="1.147cm" fo:min-width="1.786cm"/>
    </style:style>
    <style:style style:name="gr5" style:family="graphic" style:parent-style-name="objectwithoutfill">
      <style:graphic-properties svg:stroke-width="0.212cm" svg:stroke-color="#999999" draw:marker-start="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draw:marker-start="" draw:fill-color="#eeeeee" draw:textarea-horizontal-align="justify" draw:textarea-vertical-align="middle" draw:auto-grow-height="false" fo:min-height="10.291cm" fo:min-width="26.692cm"/>
    </style:style>
    <style:style style:name="gr7" style:family="graphic" style:parent-style-name="standard">
      <style:graphic-properties draw:stroke="none" draw:fill="none" fo:min-height="1.267cm"/>
    </style:style>
    <style:style style:name="gr8" style:family="graphic" style:parent-style-name="standard">
      <style:graphic-properties draw:stroke="none" draw:fill="none" fo:min-height="1.268cm"/>
    </style:style>
    <style:style style:name="gr9" style:family="graphic" style:parent-style-name="standard">
      <style:graphic-properties draw:stroke="none" draw:fill="none" draw:fill-color="#dddddd" draw:textarea-horizontal-align="justify" draw:textarea-vertical-align="middle" draw:auto-grow-height="false" fo:min-height="1.147cm" fo:min-width="7.628cm"/>
    </style:style>
    <style:style style:name="gr10" style:family="graphic" style:parent-style-name="standard">
      <style:graphic-properties draw:stroke="none" draw:fill="none" draw:fill-color="#dddddd" draw:textarea-horizontal-align="justify" draw:textarea-vertical-align="middle" draw:auto-grow-height="false" fo:min-height="1.147cm" fo:min-width="8.263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1.095cm" fo:min-width="1.705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1.095cm" fo:min-width="1.70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1.095cm" fo:min-width="1.707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="none" fo:min-height="2.53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text-align="center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32pt" fo:font-style="italic" style:font-style-asian="italic" style:font-style-complex="italic"/>
    </style:style>
    <style:style style:name="T3" style:family="text">
      <style:text-properties fo:font-size="24pt"/>
    </style:style>
    <style:style style:name="T4" style:family="text">
      <style:text-properties fo:font-size="32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286cm" svg:height="1.397cm" svg:x="3.159cm" svg:y="6.715cm">
              <text:p text:style-name="P1">00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5.445cm" svg:y="6.715cm">
              <text:p text:style-name="P1">00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7.731cm" svg:y="6.715cm">
              <text:p text:style-name="P1">01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0.017cm" svg:y="6.715cm">
              <text:p text:style-name="P1">01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2.303cm" svg:y="6.715cm">
              <text:p text:style-name="P1">10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4.589cm" svg:y="6.715cm">
              <text:p text:style-name="P1">10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6.875cm" svg:y="6.715cm">
              <text:p text:style-name="P1">11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9.161cm" svg:y="6.715cm">
              <text:p text:style-name="P1">111</text:p>
              <draw:enhanced-geometry svg:viewBox="0 0 21600 21600" draw:type="rectangle" draw:enhanced-path="M 0 0 L 21600 0 21600 21600 0 21600 0 0 Z N"/>
            </draw:custom-shape>
          </draw:g>
          <draw:line draw:style-name="gr2" draw:text-style-name="P1" draw:layer="layout" svg:x1="2.27cm" svg:y1="10.525cm" svg:x2="22.336cm" svg:y2="10.525cm">
            <text:p/>
          </draw:line>
          <draw:line draw:style-name="gr3" draw:text-style-name="P1" draw:layer="layout" svg:x1="4.329cm" svg:y1="10.046cm" svg:x2="4.329cm" svg:y2="10.808cm">
            <text:p/>
          </draw:line>
          <draw:line draw:style-name="gr3" draw:text-style-name="P1" draw:layer="layout" svg:x1="6.623cm" svg:y1="10.046cm" svg:x2="6.623cm" svg:y2="10.808cm">
            <text:p/>
          </draw:line>
          <draw:line draw:style-name="gr3" draw:text-style-name="P1" draw:layer="layout" svg:x1="8.917cm" svg:y1="10.046cm" svg:x2="8.917cm" svg:y2="10.808cm">
            <text:p/>
          </draw:line>
          <draw:line draw:style-name="gr3" draw:text-style-name="P1" draw:layer="layout" svg:x1="11.129cm" svg:y1="10.046cm" svg:x2="11.129cm" svg:y2="10.808cm">
            <text:p/>
          </draw:line>
          <draw:line draw:style-name="gr3" draw:text-style-name="P1" draw:layer="layout" svg:x1="13.504cm" svg:y1="10.046cm" svg:x2="13.504cm" svg:y2="10.808cm">
            <text:p/>
          </draw:line>
          <draw:line draw:style-name="gr3" draw:text-style-name="P1" draw:layer="layout" svg:x1="15.798cm" svg:y1="10.046cm" svg:x2="15.798cm" svg:y2="10.808cm">
            <text:p/>
          </draw:line>
          <draw:line draw:style-name="gr3" draw:text-style-name="P1" draw:layer="layout" svg:x1="18.092cm" svg:y1="10.046cm" svg:x2="18.092cm" svg:y2="10.808cm">
            <text:p/>
          </draw:line>
          <draw:line draw:style-name="gr3" draw:text-style-name="P1" draw:layer="layout" svg:x1="20.304cm" svg:y1="10.046cm" svg:x2="20.304cm" svg:y2="10.808cm">
            <text:p/>
          </draw:line>
          <draw:g>
            <draw:custom-shape draw:style-name="gr4" draw:text-style-name="P2" draw:layer="layout" svg:width="2.286cm" svg:height="1.397cm" svg:x="3.159cm" svg:y="11.543cm">
              <text:p text:style-name="P1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5.445cm" svg:y="11.543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7.731cm" svg:y="11.543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0.017cm" svg:y="11.543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2.303cm" svg:y="11.543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4.589cm" svg:y="11.543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6.875cm" svg:y="11.543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9.161cm" svg:y="11.543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2" draw:style-name="dp1" draw:master-page-name="Default">
        <draw:g>
          <draw:g>
            <draw:custom-shape draw:style-name="gr1" draw:text-style-name="P1" draw:layer="layout" svg:width="2.286cm" svg:height="1.397cm" svg:x="3.823cm" svg:y="10.085cm">
              <text:p text:style-name="P1">00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6.109cm" svg:y="10.085cm">
              <text:p text:style-name="P1">00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8.395cm" svg:y="10.085cm">
              <text:p text:style-name="P1">01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0.681cm" svg:y="10.085cm">
              <text:p text:style-name="P1">01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2.967cm" svg:y="10.085cm">
              <text:p text:style-name="P1">10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5.253cm" svg:y="10.085cm">
              <text:p text:style-name="P1">10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7.539cm" svg:y="10.085cm">
              <text:p text:style-name="P1">11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9.825cm" svg:y="10.085cm">
              <text:p text:style-name="P1">111</text:p>
              <draw:enhanced-geometry svg:viewBox="0 0 21600 21600" draw:type="rectangle" draw:enhanced-path="M 0 0 L 21600 0 21600 21600 0 21600 0 0 Z N"/>
            </draw:custom-shape>
          </draw:g>
          <draw:line draw:style-name="gr2" draw:text-style-name="P1" draw:layer="layout" svg:x1="2.934cm" svg:y1="13.895cm" svg:x2="23cm" svg:y2="13.895cm">
            <text:p/>
          </draw:line>
          <draw:line draw:style-name="gr3" draw:text-style-name="P1" draw:layer="layout" svg:x1="4.993cm" svg:y1="13.416cm" svg:x2="4.993cm" svg:y2="14.178cm">
            <text:p/>
          </draw:line>
          <draw:line draw:style-name="gr3" draw:text-style-name="P1" draw:layer="layout" svg:x1="7.287cm" svg:y1="13.416cm" svg:x2="7.287cm" svg:y2="14.178cm">
            <text:p/>
          </draw:line>
          <draw:line draw:style-name="gr3" draw:text-style-name="P1" draw:layer="layout" svg:x1="9.581cm" svg:y1="13.416cm" svg:x2="9.581cm" svg:y2="14.178cm">
            <text:p/>
          </draw:line>
          <draw:line draw:style-name="gr3" draw:text-style-name="P1" draw:layer="layout" svg:x1="11.793cm" svg:y1="13.416cm" svg:x2="11.793cm" svg:y2="14.178cm">
            <text:p/>
          </draw:line>
          <draw:line draw:style-name="gr3" draw:text-style-name="P1" draw:layer="layout" svg:x1="14.168cm" svg:y1="13.416cm" svg:x2="14.168cm" svg:y2="14.178cm">
            <text:p/>
          </draw:line>
          <draw:line draw:style-name="gr3" draw:text-style-name="P1" draw:layer="layout" svg:x1="16.462cm" svg:y1="13.416cm" svg:x2="16.462cm" svg:y2="14.178cm">
            <text:p/>
          </draw:line>
          <draw:line draw:style-name="gr3" draw:text-style-name="P1" draw:layer="layout" svg:x1="18.756cm" svg:y1="13.416cm" svg:x2="18.756cm" svg:y2="14.178cm">
            <text:p/>
          </draw:line>
          <draw:line draw:style-name="gr3" draw:text-style-name="P1" draw:layer="layout" svg:x1="20.968cm" svg:y1="13.416cm" svg:x2="20.968cm" svg:y2="14.178cm">
            <text:p/>
          </draw:line>
          <draw:g>
            <draw:custom-shape draw:style-name="gr4" draw:text-style-name="P2" draw:layer="layout" svg:width="2.286cm" svg:height="1.397cm" svg:x="3.823cm" svg:y="14.913cm">
              <text:p text:style-name="P1"><text:span text:style-name="T1">-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6.109cm" svg:y="14.913cm">
              <text:p text:style-name="P1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8.395cm" svg:y="14.913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0.681cm" svg:y="14.913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2.967cm" svg:y="14.913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5.253cm" svg:y="14.913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7.539cm" svg:y="14.913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9.825cm" svg:y="14.913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3" draw:style-name="dp1" draw:master-page-name="Default">
        <draw:g>
          <draw:g>
            <draw:custom-shape draw:style-name="gr1" draw:text-style-name="P1" draw:layer="layout" svg:width="2.286cm" svg:height="1.397cm" svg:x="3.823cm" svg:y="10.085cm">
              <text:p text:style-name="P1">00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6.109cm" svg:y="10.085cm">
              <text:p text:style-name="P1">00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8.395cm" svg:y="10.085cm">
              <text:p text:style-name="P1">01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0.681cm" svg:y="10.085cm">
              <text:p text:style-name="P1">01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2.967cm" svg:y="10.085cm">
              <text:p text:style-name="P1">10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5.253cm" svg:y="10.085cm">
              <text:p text:style-name="P1">10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7.539cm" svg:y="10.085cm">
              <text:p text:style-name="P1">11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9.825cm" svg:y="10.085cm">
              <text:p text:style-name="P1">111</text:p>
              <draw:enhanced-geometry svg:viewBox="0 0 21600 21600" draw:type="rectangle" draw:enhanced-path="M 0 0 L 21600 0 21600 21600 0 21600 0 0 Z N"/>
            </draw:custom-shape>
          </draw:g>
          <draw:line draw:style-name="gr2" draw:text-style-name="P1" draw:layer="layout" svg:x1="2.934cm" svg:y1="13.895cm" svg:x2="23cm" svg:y2="13.895cm">
            <text:p/>
          </draw:line>
          <draw:line draw:style-name="gr3" draw:text-style-name="P1" draw:layer="layout" svg:x1="4.993cm" svg:y1="13.416cm" svg:x2="4.993cm" svg:y2="14.178cm">
            <text:p/>
          </draw:line>
          <draw:line draw:style-name="gr3" draw:text-style-name="P1" draw:layer="layout" svg:x1="7.287cm" svg:y1="13.416cm" svg:x2="7.287cm" svg:y2="14.178cm">
            <text:p/>
          </draw:line>
          <draw:line draw:style-name="gr3" draw:text-style-name="P1" draw:layer="layout" svg:x1="9.581cm" svg:y1="13.416cm" svg:x2="9.581cm" svg:y2="14.178cm">
            <text:p/>
          </draw:line>
          <draw:line draw:style-name="gr3" draw:text-style-name="P1" draw:layer="layout" svg:x1="11.793cm" svg:y1="13.416cm" svg:x2="11.793cm" svg:y2="14.178cm">
            <text:p/>
          </draw:line>
          <draw:line draw:style-name="gr3" draw:text-style-name="P1" draw:layer="layout" svg:x1="14.168cm" svg:y1="13.416cm" svg:x2="14.168cm" svg:y2="14.178cm">
            <text:p/>
          </draw:line>
          <draw:line draw:style-name="gr3" draw:text-style-name="P1" draw:layer="layout" svg:x1="16.462cm" svg:y1="13.416cm" svg:x2="16.462cm" svg:y2="14.178cm">
            <text:p/>
          </draw:line>
          <draw:line draw:style-name="gr3" draw:text-style-name="P1" draw:layer="layout" svg:x1="18.756cm" svg:y1="13.416cm" svg:x2="18.756cm" svg:y2="14.178cm">
            <text:p/>
          </draw:line>
          <draw:line draw:style-name="gr3" draw:text-style-name="P1" draw:layer="layout" svg:x1="20.968cm" svg:y1="13.416cm" svg:x2="20.968cm" svg:y2="14.178cm">
            <text:p/>
          </draw:line>
          <draw:g>
            <draw:custom-shape draw:style-name="gr4" draw:text-style-name="P2" draw:layer="layout" svg:width="2.286cm" svg:height="1.397cm" svg:x="3.823cm" svg:y="14.913cm">
              <text:p text:style-name="P1"><text:span text:style-name="T1">-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6.109cm" svg:y="14.913cm">
              <text:p text:style-name="P1"><text:span text:style-name="T1">-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8.395cm" svg:y="14.913cm">
              <text:p text:style-name="P1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0.681cm" svg:y="14.913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2.967cm" svg:y="14.913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5.253cm" svg:y="14.913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7.539cm" svg:y="14.913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9.825cm" svg:y="14.913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4" draw:style-name="dp1" draw:master-page-name="Default">
        <draw:g>
          <draw:g>
            <draw:custom-shape draw:style-name="gr1" draw:text-style-name="P1" draw:layer="layout" svg:width="2.286cm" svg:height="1.397cm" svg:x="3.159cm" svg:y="6.461cm">
              <text:p text:style-name="P1">00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5.445cm" svg:y="6.461cm">
              <text:p text:style-name="P1">00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7.731cm" svg:y="6.461cm">
              <text:p text:style-name="P1">01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0.017cm" svg:y="6.461cm">
              <text:p text:style-name="P1">01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2.303cm" svg:y="6.461cm">
              <text:p text:style-name="P1">10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4.589cm" svg:y="6.461cm">
              <text:p text:style-name="P1">10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6.875cm" svg:y="6.461cm">
              <text:p text:style-name="P1">11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9.161cm" svg:y="6.461cm">
              <text:p text:style-name="P1">111</text:p>
              <draw:enhanced-geometry svg:viewBox="0 0 21600 21600" draw:type="rectangle" draw:enhanced-path="M 0 0 L 21600 0 21600 21600 0 21600 0 0 Z N"/>
            </draw:custom-shape>
          </draw:g>
          <draw:line draw:style-name="gr2" draw:text-style-name="P1" draw:layer="layout" svg:x1="2.27cm" svg:y1="10.271cm" svg:x2="22.336cm" svg:y2="10.271cm">
            <text:p/>
          </draw:line>
          <draw:line draw:style-name="gr3" draw:text-style-name="P1" draw:layer="layout" svg:x1="4.329cm" svg:y1="9.792cm" svg:x2="4.329cm" svg:y2="10.554cm">
            <text:p/>
          </draw:line>
          <draw:line draw:style-name="gr3" draw:text-style-name="P1" draw:layer="layout" svg:x1="6.623cm" svg:y1="9.792cm" svg:x2="6.623cm" svg:y2="10.554cm">
            <text:p/>
          </draw:line>
          <draw:line draw:style-name="gr3" draw:text-style-name="P1" draw:layer="layout" svg:x1="8.917cm" svg:y1="9.792cm" svg:x2="8.917cm" svg:y2="10.554cm">
            <text:p/>
          </draw:line>
          <draw:line draw:style-name="gr3" draw:text-style-name="P1" draw:layer="layout" svg:x1="11.129cm" svg:y1="9.792cm" svg:x2="11.129cm" svg:y2="10.554cm">
            <text:p/>
          </draw:line>
          <draw:line draw:style-name="gr3" draw:text-style-name="P1" draw:layer="layout" svg:x1="13.504cm" svg:y1="9.792cm" svg:x2="13.504cm" svg:y2="10.554cm">
            <text:p/>
          </draw:line>
          <draw:line draw:style-name="gr3" draw:text-style-name="P1" draw:layer="layout" svg:x1="15.798cm" svg:y1="9.792cm" svg:x2="15.798cm" svg:y2="10.554cm">
            <text:p/>
          </draw:line>
          <draw:line draw:style-name="gr3" draw:text-style-name="P1" draw:layer="layout" svg:x1="18.092cm" svg:y1="9.792cm" svg:x2="18.092cm" svg:y2="10.554cm">
            <text:p/>
          </draw:line>
          <draw:line draw:style-name="gr3" draw:text-style-name="P1" draw:layer="layout" svg:x1="20.304cm" svg:y1="9.792cm" svg:x2="20.304cm" svg:y2="10.554cm">
            <text:p/>
          </draw:line>
          <draw:g>
            <draw:custom-shape draw:style-name="gr4" draw:text-style-name="P2" draw:layer="layout" svg:width="2.286cm" svg:height="1.397cm" svg:x="3.159cm" svg:y="11.289cm">
              <text:p text:style-name="P1"><text:span text:style-name="T1">-3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5.445cm" svg:y="11.289cm">
              <text:p text:style-name="P1"><text:span text:style-name="T1">-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7.731cm" svg:y="11.289cm">
              <text:p text:style-name="P1"><text:span text:style-name="T1">-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0.017cm" svg:y="11.289cm">
              <text:p text:style-name="P1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2.303cm" svg:y="11.289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4.589cm" svg:y="11.289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6.875cm" svg:y="11.289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9.161cm" svg:y="11.289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5" draw:style-name="dp1" draw:master-page-name="Default">
        <draw:g>
          <draw:g>
            <draw:custom-shape draw:style-name="gr1" draw:text-style-name="P1" draw:layer="layout" svg:width="2.286cm" svg:height="1.397cm" svg:x="5.445cm" svg:y="3.54cm">
              <text:p text:style-name="P1">00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7.731cm" svg:y="3.54cm">
              <text:p text:style-name="P1">00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0.017cm" svg:y="3.54cm">
              <text:p text:style-name="P1">01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2.303cm" svg:y="3.54cm">
              <text:p text:style-name="P1">01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4.589cm" svg:y="3.54cm">
              <text:p text:style-name="P1">10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6.875cm" svg:y="3.54cm">
              <text:p text:style-name="P1">10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19.161cm" svg:y="3.54cm">
              <text:p text:style-name="P1">110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86cm" svg:height="1.397cm" svg:x="21.447cm" svg:y="3.54cm">
              <text:p text:style-name="P1">111</text:p>
              <draw:enhanced-geometry svg:viewBox="0 0 21600 21600" draw:type="rectangle" draw:enhanced-path="M 0 0 L 21600 0 21600 21600 0 21600 0 0 Z N"/>
            </draw:custom-shape>
          </draw:g>
          <draw:line draw:style-name="gr2" draw:text-style-name="P1" draw:layer="layout" svg:x1="4.556cm" svg:y1="10.75cm" svg:x2="25.384cm" svg:y2="10.75cm">
            <text:p/>
          </draw:line>
          <draw:line draw:style-name="gr3" draw:text-style-name="P1" draw:layer="layout" svg:x1="6.615cm" svg:y1="10.271cm" svg:x2="6.615cm" svg:y2="11.033cm">
            <text:p/>
          </draw:line>
          <draw:line draw:style-name="gr3" draw:text-style-name="P1" draw:layer="layout" svg:x1="8.909cm" svg:y1="10.271cm" svg:x2="8.909cm" svg:y2="11.033cm">
            <text:p/>
          </draw:line>
          <draw:line draw:style-name="gr3" draw:text-style-name="P1" draw:layer="layout" svg:x1="11.203cm" svg:y1="10.271cm" svg:x2="11.203cm" svg:y2="11.033cm">
            <text:p/>
          </draw:line>
          <draw:line draw:style-name="gr3" draw:text-style-name="P1" draw:layer="layout" svg:x1="13.415cm" svg:y1="10.271cm" svg:x2="13.415cm" svg:y2="11.033cm">
            <text:p/>
          </draw:line>
          <draw:line draw:style-name="gr3" draw:text-style-name="P1" draw:layer="layout" svg:x1="15.79cm" svg:y1="10.271cm" svg:x2="15.79cm" svg:y2="11.033cm">
            <text:p/>
          </draw:line>
          <draw:line draw:style-name="gr3" draw:text-style-name="P1" draw:layer="layout" svg:x1="18.084cm" svg:y1="10.271cm" svg:x2="18.084cm" svg:y2="11.033cm">
            <text:p/>
          </draw:line>
          <draw:line draw:style-name="gr3" draw:text-style-name="P1" draw:layer="layout" svg:x1="20.378cm" svg:y1="10.271cm" svg:x2="20.378cm" svg:y2="11.033cm">
            <text:p/>
          </draw:line>
          <draw:line draw:style-name="gr3" draw:text-style-name="P1" draw:layer="layout" svg:x1="22.59cm" svg:y1="10.271cm" svg:x2="22.59cm" svg:y2="11.033cm">
            <text:p/>
          </draw:line>
          <draw:g>
            <draw:custom-shape draw:style-name="gr4" draw:text-style-name="P2" draw:layer="layout" svg:width="2.286cm" svg:height="1.397cm" svg:x="5.445cm" svg:y="11.768cm">
              <text:p text:style-name="P1"><text:span text:style-name="T1">-3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7.731cm" svg:y="11.768cm">
              <text:p text:style-name="P1"><text:span text:style-name="T1">-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0.017cm" svg:y="11.768cm">
              <text:p text:style-name="P1"><text:span text:style-name="T1">-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2.303cm" svg:y="11.768cm">
              <text:p text:style-name="P1"><text:span text:style-name="T1">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4.589cm" svg:y="11.768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6.875cm" svg:y="11.768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19.161cm" svg:y="11.768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286cm" svg:height="1.397cm" svg:x="21.447cm" svg:y="11.768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</draw:g>
          <draw:path draw:style-name="gr5" draw:text-style-name="P1" draw:layer="layout" svg:width="1.852cm" svg:height="3.873cm" draw:transform="rotate (2.71869937583157) translate (8.3659999990455cm 11.2870000021209cm)" svg:viewBox="0 0 1853 3874" svg:d="M0 0c2785 0 1604 3874 1604 3874">
            <text:p/>
          </draw:path>
          <draw:path draw:style-name="gr5" draw:text-style-name="P1" draw:layer="layout" svg:width="1.852cm" svg:height="3.873cm" draw:transform="rotate (-0.422718744833027) translate (19.461cm 4.683cm)" svg:viewBox="0 0 1853 3874" svg:d="M0 0c2785 0 1604 3874 1604 3874">
            <text:p/>
          </draw:path>
          <draw:custom-shape draw:style-name="gr4" draw:text-style-name="P2" draw:layer="layout" svg:width="2.286cm" svg:height="1.397cm" svg:x="7.858cm" svg:y="5.445cm">
            <text:p text:style-name="P1"><text:span text:style-name="T2">+ </text:span><text:span text:style-name="T1">3 y a binario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86cm" svg:height="1.397cm" svg:x="20.558cm" svg:y="8.747cm">
            <text:p text:style-name="P1"><text:span text:style-name="T1">a decimal y - 3</text:span></text:p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Default">
        <draw:custom-shape draw:style-name="gr6" draw:text-style-name="P1" draw:layer="layout" svg:width="27.192cm" svg:height="10.541cm" svg:x="1.508cm" svg:y="2.65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01cm" svg:y1="10.729cm" svg:x2="28.248cm" svg:y2="10.729cm">
          <text:p/>
        </draw:line>
        <draw:line draw:style-name="gr3" draw:text-style-name="P1" draw:layer="layout" svg:x1="2.615cm" svg:y1="10.25cm" svg:x2="2.615cm" svg:y2="11.012cm">
          <text:p/>
        </draw:line>
        <draw:line draw:style-name="gr3" draw:text-style-name="P1" draw:layer="layout" svg:x1="4.909cm" svg:y1="10.25cm" svg:x2="4.909cm" svg:y2="11.012cm">
          <text:p/>
        </draw:line>
        <draw:line draw:style-name="gr3" draw:text-style-name="P1" draw:layer="layout" svg:x1="7.203cm" svg:y1="10.25cm" svg:x2="7.203cm" svg:y2="11.012cm">
          <text:p/>
        </draw:line>
        <draw:line draw:style-name="gr3" draw:text-style-name="P1" draw:layer="layout" svg:x1="9.415cm" svg:y1="10.25cm" svg:x2="9.415cm" svg:y2="11.012cm">
          <text:p/>
        </draw:line>
        <draw:line draw:style-name="gr3" draw:text-style-name="P1" draw:layer="layout" svg:x1="11.79cm" svg:y1="10.25cm" svg:x2="11.79cm" svg:y2="11.012cm">
          <text:p/>
        </draw:line>
        <draw:line draw:style-name="gr3" draw:text-style-name="P1" draw:layer="layout" svg:x1="14.084cm" svg:y1="10.25cm" svg:x2="14.084cm" svg:y2="11.012cm">
          <text:p/>
        </draw:line>
        <draw:line draw:style-name="gr3" draw:text-style-name="P1" draw:layer="layout" svg:x1="16.378cm" svg:y1="10.25cm" svg:x2="16.378cm" svg:y2="11.012cm">
          <text:p/>
        </draw:line>
        <draw:line draw:style-name="gr3" draw:text-style-name="P1" draw:layer="layout" svg:x1="18.59cm" svg:y1="10.25cm" svg:x2="18.59cm" svg:y2="11.012cm">
          <text:p/>
        </draw:line>
        <draw:g>
          <draw:custom-shape draw:style-name="gr4" draw:text-style-name="P2" draw:layer="layout" svg:width="2.286cm" svg:height="1.397cm" svg:x="1.445cm" svg:y="11.731cm">
            <text:p text:style-name="P1"><text:span text:style-name="T1">-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86cm" svg:height="1.397cm" svg:x="3.731cm" svg:y="11.731cm">
            <text:p text:style-name="P1"><text:span text:style-name="T1">-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6.017cm" svg:y="11.731cm">
            <text:p text:style-name="P1"><text:span text:style-name="T1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8.303cm" svg:y="11.731cm">
            <text:p text:style-name="P1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0.589cm" svg:y="11.731cm"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2.875cm" svg:y="11.731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5.161cm" svg:y="11.731cm">
            <text:p text:style-name="P1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7.447cm" svg:y="11.731cm">
            <text:p text:style-name="P1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" draw:layer="layout" svg:width="1.133cm" svg:height="1.517cm" svg:x="20.093cm" svg:y="11.671cm">
            <draw:text-box>
              <text:p text:style-name="P1"><text:span text:style-name="T1">5</text:span></text:p>
            </draw:text-box>
          </draw:frame>
          <draw:frame draw:style-name="gr8" draw:text-style-name="P1" draw:layer="layout" svg:width="1.133cm" svg:height="1.518cm" svg:x="22.516cm" svg:y="11.67cm">
            <draw:text-box>
              <text:p text:style-name="P1"><text:span text:style-name="T1">6</text:span></text:p>
            </draw:text-box>
          </draw:frame>
          <draw:frame draw:style-name="gr8" draw:text-style-name="P1" draw:layer="layout" svg:width="1.133cm" svg:height="1.518cm" svg:x="24.792cm" svg:y="11.67cm">
            <draw:text-box>
              <text:p text:style-name="P1"><text:span text:style-name="T1">7</text:span></text:p>
            </draw:text-box>
          </draw:frame>
          <draw:frame draw:style-name="gr8" draw:text-style-name="P1" draw:layer="layout" svg:width="1.133cm" svg:height="1.518cm" svg:x="26.988cm" svg:y="11.67cm">
            <draw:text-box>
              <text:p text:style-name="P1"><text:span text:style-name="T1">8</text:span></text:p>
            </draw:text-box>
          </draw:frame>
        </draw:g>
        <draw:line draw:style-name="gr3" draw:text-style-name="P1" draw:layer="layout" svg:x1="20.69cm" svg:y1="10.25cm" svg:x2="20.69cm" svg:y2="11.012cm">
          <text:p/>
        </draw:line>
        <draw:line draw:style-name="gr3" draw:text-style-name="P1" draw:layer="layout" svg:x1="22.984cm" svg:y1="10.25cm" svg:x2="22.984cm" svg:y2="11.012cm">
          <text:p/>
        </draw:line>
        <draw:line draw:style-name="gr3" draw:text-style-name="P1" draw:layer="layout" svg:x1="25.278cm" svg:y1="10.25cm" svg:x2="25.278cm" svg:y2="11.012cm">
          <text:p/>
        </draw:line>
        <draw:line draw:style-name="gr3" draw:text-style-name="P1" draw:layer="layout" svg:x1="27.49cm" svg:y1="10.25cm" svg:x2="27.49cm" svg:y2="11.012cm">
          <text:p/>
        </draw:line>
        <draw:g>
          <draw:custom-shape draw:style-name="gr1" draw:text-style-name="P3" draw:layer="layout" svg:width="2.286cm" svg:height="1.397cm" svg:x="8.293cm" svg:y="7.858cm">
            <text:p text:style-name="P1"><text:span text:style-name="T3">00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0.579cm" svg:y="7.858cm">
            <text:p text:style-name="P1"><text:span text:style-name="T3">00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2.865cm" svg:y="7.858cm">
            <text:p text:style-name="P1"><text:span text:style-name="T3">0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5.151cm" svg:y="7.858cm">
            <text:p text:style-name="P1"><text:span text:style-name="T3">01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7.437cm" svg:y="7.858cm">
            <text:p text:style-name="P1"><text:span text:style-name="T3">10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9.723cm" svg:y="7.858cm">
            <text:p text:style-name="P1"><text:span text:style-name="T3">10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22.009cm" svg:y="7.858cm">
            <text:p text:style-name="P1"><text:span text:style-name="T3">1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24.295cm" svg:y="7.858cm">
            <text:p text:style-name="P1"><text:span text:style-name="T3">111</text:span></text:p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Default">
        <draw:custom-shape draw:style-name="gr6" draw:text-style-name="P1" draw:layer="layout" svg:width="27.192cm" svg:height="10.541cm" svg:x="1.508cm" svg:y="2.65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01cm" svg:y1="10.729cm" svg:x2="28.248cm" svg:y2="10.729cm">
          <text:p/>
        </draw:line>
        <draw:line draw:style-name="gr3" draw:text-style-name="P1" draw:layer="layout" svg:x1="2.615cm" svg:y1="10.25cm" svg:x2="2.615cm" svg:y2="11.012cm">
          <text:p/>
        </draw:line>
        <draw:line draw:style-name="gr3" draw:text-style-name="P1" draw:layer="layout" svg:x1="4.909cm" svg:y1="10.25cm" svg:x2="4.909cm" svg:y2="11.012cm">
          <text:p/>
        </draw:line>
        <draw:line draw:style-name="gr3" draw:text-style-name="P1" draw:layer="layout" svg:x1="7.203cm" svg:y1="10.25cm" svg:x2="7.203cm" svg:y2="11.012cm">
          <text:p/>
        </draw:line>
        <draw:line draw:style-name="gr3" draw:text-style-name="P1" draw:layer="layout" svg:x1="9.415cm" svg:y1="10.25cm" svg:x2="9.415cm" svg:y2="11.012cm">
          <text:p/>
        </draw:line>
        <draw:line draw:style-name="gr3" draw:text-style-name="P1" draw:layer="layout" svg:x1="11.79cm" svg:y1="10.25cm" svg:x2="11.79cm" svg:y2="11.012cm">
          <text:p/>
        </draw:line>
        <draw:line draw:style-name="gr3" draw:text-style-name="P1" draw:layer="layout" svg:x1="14.084cm" svg:y1="10.25cm" svg:x2="14.084cm" svg:y2="11.012cm">
          <text:p/>
        </draw:line>
        <draw:line draw:style-name="gr3" draw:text-style-name="P1" draw:layer="layout" svg:x1="16.378cm" svg:y1="10.25cm" svg:x2="16.378cm" svg:y2="11.012cm">
          <text:p/>
        </draw:line>
        <draw:line draw:style-name="gr3" draw:text-style-name="P1" draw:layer="layout" svg:x1="18.59cm" svg:y1="10.25cm" svg:x2="18.59cm" svg:y2="11.012cm">
          <text:p/>
        </draw:line>
        <draw:g>
          <draw:custom-shape draw:style-name="gr4" draw:text-style-name="P2" draw:layer="layout" svg:width="2.286cm" svg:height="1.397cm" svg:x="1.445cm" svg:y="11.731cm">
            <text:p text:style-name="P1"><text:span text:style-name="T1">-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86cm" svg:height="1.397cm" svg:x="3.731cm" svg:y="11.731cm">
            <text:p text:style-name="P1"><text:span text:style-name="T1">-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6.017cm" svg:y="11.731cm">
            <text:p text:style-name="P1"><text:span text:style-name="T1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8.303cm" svg:y="11.731cm">
            <text:p text:style-name="P1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0.589cm" svg:y="11.731cm"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2.875cm" svg:y="11.731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5.161cm" svg:y="11.731cm">
            <text:p text:style-name="P1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7.447cm" svg:y="11.731cm">
            <text:p text:style-name="P1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" draw:layer="layout" svg:width="1.133cm" svg:height="1.517cm" svg:x="20.093cm" svg:y="11.671cm">
            <draw:text-box>
              <text:p text:style-name="P1"><text:span text:style-name="T1">5</text:span></text:p>
            </draw:text-box>
          </draw:frame>
          <draw:frame draw:style-name="gr8" draw:text-style-name="P1" draw:layer="layout" svg:width="1.133cm" svg:height="1.518cm" svg:x="22.516cm" svg:y="11.67cm">
            <draw:text-box>
              <text:p text:style-name="P1"><text:span text:style-name="T1">6</text:span></text:p>
            </draw:text-box>
          </draw:frame>
          <draw:frame draw:style-name="gr8" draw:text-style-name="P1" draw:layer="layout" svg:width="1.133cm" svg:height="1.518cm" svg:x="24.792cm" svg:y="11.67cm">
            <draw:text-box>
              <text:p text:style-name="P1"><text:span text:style-name="T1">7</text:span></text:p>
            </draw:text-box>
          </draw:frame>
          <draw:frame draw:style-name="gr8" draw:text-style-name="P1" draw:layer="layout" svg:width="1.133cm" svg:height="1.518cm" svg:x="26.988cm" svg:y="11.67cm">
            <draw:text-box>
              <text:p text:style-name="P1"><text:span text:style-name="T1">8</text:span></text:p>
            </draw:text-box>
          </draw:frame>
        </draw:g>
        <draw:line draw:style-name="gr3" draw:text-style-name="P1" draw:layer="layout" svg:x1="20.69cm" svg:y1="10.25cm" svg:x2="20.69cm" svg:y2="11.012cm">
          <text:p/>
        </draw:line>
        <draw:line draw:style-name="gr3" draw:text-style-name="P1" draw:layer="layout" svg:x1="22.984cm" svg:y1="10.25cm" svg:x2="22.984cm" svg:y2="11.012cm">
          <text:p/>
        </draw:line>
        <draw:line draw:style-name="gr3" draw:text-style-name="P1" draw:layer="layout" svg:x1="25.278cm" svg:y1="10.25cm" svg:x2="25.278cm" svg:y2="11.012cm">
          <text:p/>
        </draw:line>
        <draw:line draw:style-name="gr3" draw:text-style-name="P1" draw:layer="layout" svg:x1="27.49cm" svg:y1="10.25cm" svg:x2="27.49cm" svg:y2="11.012cm">
          <text:p/>
        </draw:line>
        <draw:g>
          <draw:custom-shape draw:style-name="gr1" draw:text-style-name="P3" draw:layer="layout" svg:width="2.286cm" svg:height="1.397cm" svg:x="6.093cm" svg:y="7.858cm">
            <text:p text:style-name="P1"><text:span text:style-name="T3">00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8.379cm" svg:y="7.858cm">
            <text:p text:style-name="P1"><text:span text:style-name="T3">00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0.665cm" svg:y="7.858cm">
            <text:p text:style-name="P1"><text:span text:style-name="T3">0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2.951cm" svg:y="7.858cm">
            <text:p text:style-name="P1"><text:span text:style-name="T3">01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5.237cm" svg:y="7.858cm">
            <text:p text:style-name="P1"><text:span text:style-name="T3">10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7.523cm" svg:y="7.858cm">
            <text:p text:style-name="P1"><text:span text:style-name="T3">10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9.809cm" svg:y="7.858cm">
            <text:p text:style-name="P1"><text:span text:style-name="T3">1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22.095cm" svg:y="7.858cm">
            <text:p text:style-name="P1"><text:span text:style-name="T3">111</text:span></text:p>
            <draw:enhanced-geometry svg:viewBox="0 0 21600 21600" draw:type="rectangle" draw:enhanced-path="M 0 0 L 21600 0 21600 21600 0 21600 0 0 Z N"/>
          </draw:custom-shape>
        </draw:g>
      </draw:page>
      <draw:page draw:name="page8" draw:style-name="dp1" draw:master-page-name="Default">
        <draw:custom-shape draw:style-name="gr6" draw:text-style-name="P1" draw:layer="layout" svg:width="27.192cm" svg:height="10.541cm" svg:x="1.508cm" svg:y="2.65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01cm" svg:y1="10.729cm" svg:x2="28.248cm" svg:y2="10.729cm">
          <text:p/>
        </draw:line>
        <draw:line draw:style-name="gr3" draw:text-style-name="P1" draw:layer="layout" svg:x1="2.615cm" svg:y1="10.25cm" svg:x2="2.615cm" svg:y2="11.012cm">
          <text:p/>
        </draw:line>
        <draw:line draw:style-name="gr3" draw:text-style-name="P1" draw:layer="layout" svg:x1="4.909cm" svg:y1="10.25cm" svg:x2="4.909cm" svg:y2="11.012cm">
          <text:p/>
        </draw:line>
        <draw:line draw:style-name="gr3" draw:text-style-name="P1" draw:layer="layout" svg:x1="7.203cm" svg:y1="10.25cm" svg:x2="7.203cm" svg:y2="11.012cm">
          <text:p/>
        </draw:line>
        <draw:line draw:style-name="gr3" draw:text-style-name="P1" draw:layer="layout" svg:x1="9.415cm" svg:y1="10.25cm" svg:x2="9.415cm" svg:y2="11.012cm">
          <text:p/>
        </draw:line>
        <draw:line draw:style-name="gr3" draw:text-style-name="P1" draw:layer="layout" svg:x1="11.79cm" svg:y1="10.25cm" svg:x2="11.79cm" svg:y2="11.012cm">
          <text:p/>
        </draw:line>
        <draw:line draw:style-name="gr3" draw:text-style-name="P1" draw:layer="layout" svg:x1="14.084cm" svg:y1="10.25cm" svg:x2="14.084cm" svg:y2="11.012cm">
          <text:p/>
        </draw:line>
        <draw:line draw:style-name="gr3" draw:text-style-name="P1" draw:layer="layout" svg:x1="16.378cm" svg:y1="10.25cm" svg:x2="16.378cm" svg:y2="11.012cm">
          <text:p/>
        </draw:line>
        <draw:line draw:style-name="gr3" draw:text-style-name="P1" draw:layer="layout" svg:x1="18.59cm" svg:y1="10.25cm" svg:x2="18.59cm" svg:y2="11.012cm">
          <text:p/>
        </draw:line>
        <draw:g>
          <draw:custom-shape draw:style-name="gr4" draw:text-style-name="P2" draw:layer="layout" svg:width="2.286cm" svg:height="1.397cm" svg:x="1.445cm" svg:y="11.731cm">
            <text:p text:style-name="P1"><text:span text:style-name="T1">-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86cm" svg:height="1.397cm" svg:x="3.731cm" svg:y="11.731cm">
            <text:p text:style-name="P1"><text:span text:style-name="T1">-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6.017cm" svg:y="11.731cm">
            <text:p text:style-name="P1"><text:span text:style-name="T1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8.303cm" svg:y="11.731cm">
            <text:p text:style-name="P1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0.589cm" svg:y="11.731cm"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2.875cm" svg:y="11.731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5.161cm" svg:y="11.731cm">
            <text:p text:style-name="P1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7.447cm" svg:y="11.731cm">
            <text:p text:style-name="P1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" draw:layer="layout" svg:width="1.133cm" svg:height="1.517cm" svg:x="20.093cm" svg:y="11.671cm">
            <draw:text-box>
              <text:p text:style-name="P1"><text:span text:style-name="T1">5</text:span></text:p>
            </draw:text-box>
          </draw:frame>
          <draw:frame draw:style-name="gr8" draw:text-style-name="P1" draw:layer="layout" svg:width="1.133cm" svg:height="1.518cm" svg:x="22.516cm" svg:y="11.67cm">
            <draw:text-box>
              <text:p text:style-name="P1"><text:span text:style-name="T1">6</text:span></text:p>
            </draw:text-box>
          </draw:frame>
          <draw:frame draw:style-name="gr8" draw:text-style-name="P1" draw:layer="layout" svg:width="1.133cm" svg:height="1.518cm" svg:x="24.792cm" svg:y="11.67cm">
            <draw:text-box>
              <text:p text:style-name="P1"><text:span text:style-name="T1">7</text:span></text:p>
            </draw:text-box>
          </draw:frame>
          <draw:frame draw:style-name="gr8" draw:text-style-name="P1" draw:layer="layout" svg:width="1.133cm" svg:height="1.518cm" svg:x="26.988cm" svg:y="11.67cm">
            <draw:text-box>
              <text:p text:style-name="P1"><text:span text:style-name="T1">8</text:span></text:p>
            </draw:text-box>
          </draw:frame>
        </draw:g>
        <draw:line draw:style-name="gr3" draw:text-style-name="P1" draw:layer="layout" svg:x1="20.69cm" svg:y1="10.25cm" svg:x2="20.69cm" svg:y2="11.012cm">
          <text:p/>
        </draw:line>
        <draw:line draw:style-name="gr3" draw:text-style-name="P1" draw:layer="layout" svg:x1="22.984cm" svg:y1="10.25cm" svg:x2="22.984cm" svg:y2="11.012cm">
          <text:p/>
        </draw:line>
        <draw:line draw:style-name="gr3" draw:text-style-name="P1" draw:layer="layout" svg:x1="25.278cm" svg:y1="10.25cm" svg:x2="25.278cm" svg:y2="11.012cm">
          <text:p/>
        </draw:line>
        <draw:line draw:style-name="gr3" draw:text-style-name="P1" draw:layer="layout" svg:x1="27.49cm" svg:y1="10.25cm" svg:x2="27.49cm" svg:y2="11.012cm">
          <text:p/>
        </draw:line>
        <draw:g>
          <draw:custom-shape draw:style-name="gr1" draw:text-style-name="P3" draw:layer="layout" svg:width="2.286cm" svg:height="1.397cm" svg:x="3.893cm" svg:y="7.858cm">
            <text:p text:style-name="P1"><text:span text:style-name="T3">00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6.179cm" svg:y="7.858cm">
            <text:p text:style-name="P1"><text:span text:style-name="T3">00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8.465cm" svg:y="7.858cm">
            <text:p text:style-name="P1"><text:span text:style-name="T3">0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0.751cm" svg:y="7.858cm">
            <text:p text:style-name="P1"><text:span text:style-name="T3">01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3.037cm" svg:y="7.858cm">
            <text:p text:style-name="P1"><text:span text:style-name="T3">10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5.323cm" svg:y="7.858cm">
            <text:p text:style-name="P1"><text:span text:style-name="T3">10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7.609cm" svg:y="7.858cm">
            <text:p text:style-name="P1"><text:span text:style-name="T3">1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9.895cm" svg:y="7.858cm">
            <text:p text:style-name="P1"><text:span text:style-name="T3">111</text:span></text:p>
            <draw:enhanced-geometry svg:viewBox="0 0 21600 21600" draw:type="rectangle" draw:enhanced-path="M 0 0 L 21600 0 21600 21600 0 21600 0 0 Z N"/>
          </draw:custom-shape>
        </draw:g>
      </draw:page>
      <draw:page draw:name="page9" draw:style-name="dp1" draw:master-page-name="Default">
        <draw:custom-shape draw:style-name="gr6" draw:text-style-name="P1" draw:layer="layout" svg:width="27.192cm" svg:height="10.541cm" svg:x="1.508cm" svg:y="2.65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01cm" svg:y1="10.729cm" svg:x2="28.248cm" svg:y2="10.729cm">
          <text:p/>
        </draw:line>
        <draw:line draw:style-name="gr3" draw:text-style-name="P1" draw:layer="layout" svg:x1="2.615cm" svg:y1="10.25cm" svg:x2="2.615cm" svg:y2="11.012cm">
          <text:p/>
        </draw:line>
        <draw:line draw:style-name="gr3" draw:text-style-name="P1" draw:layer="layout" svg:x1="4.909cm" svg:y1="10.25cm" svg:x2="4.909cm" svg:y2="11.012cm">
          <text:p/>
        </draw:line>
        <draw:line draw:style-name="gr3" draw:text-style-name="P1" draw:layer="layout" svg:x1="7.203cm" svg:y1="10.25cm" svg:x2="7.203cm" svg:y2="11.012cm">
          <text:p/>
        </draw:line>
        <draw:line draw:style-name="gr3" draw:text-style-name="P1" draw:layer="layout" svg:x1="9.415cm" svg:y1="10.25cm" svg:x2="9.415cm" svg:y2="11.012cm">
          <text:p/>
        </draw:line>
        <draw:line draw:style-name="gr3" draw:text-style-name="P1" draw:layer="layout" svg:x1="11.79cm" svg:y1="10.25cm" svg:x2="11.79cm" svg:y2="11.012cm">
          <text:p/>
        </draw:line>
        <draw:line draw:style-name="gr3" draw:text-style-name="P1" draw:layer="layout" svg:x1="14.084cm" svg:y1="10.25cm" svg:x2="14.084cm" svg:y2="11.012cm">
          <text:p/>
        </draw:line>
        <draw:line draw:style-name="gr3" draw:text-style-name="P1" draw:layer="layout" svg:x1="16.378cm" svg:y1="10.25cm" svg:x2="16.378cm" svg:y2="11.012cm">
          <text:p/>
        </draw:line>
        <draw:line draw:style-name="gr3" draw:text-style-name="P1" draw:layer="layout" svg:x1="18.59cm" svg:y1="10.25cm" svg:x2="18.59cm" svg:y2="11.012cm">
          <text:p/>
        </draw:line>
        <draw:g>
          <draw:custom-shape draw:style-name="gr4" draw:text-style-name="P2" draw:layer="layout" svg:width="2.286cm" svg:height="1.397cm" svg:x="1.445cm" svg:y="11.731cm">
            <text:p text:style-name="P1"><text:span text:style-name="T1">-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86cm" svg:height="1.397cm" svg:x="3.731cm" svg:y="11.731cm">
            <text:p text:style-name="P1"><text:span text:style-name="T1">-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6.017cm" svg:y="11.731cm">
            <text:p text:style-name="P1"><text:span text:style-name="T1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8.303cm" svg:y="11.731cm">
            <text:p text:style-name="P1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0.589cm" svg:y="11.731cm"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2.875cm" svg:y="11.731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5.161cm" svg:y="11.731cm">
            <text:p text:style-name="P1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7.447cm" svg:y="11.731cm">
            <text:p text:style-name="P1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" draw:layer="layout" svg:width="1.133cm" svg:height="1.517cm" svg:x="20.093cm" svg:y="11.671cm">
            <draw:text-box>
              <text:p text:style-name="P1"><text:span text:style-name="T1">5</text:span></text:p>
            </draw:text-box>
          </draw:frame>
          <draw:frame draw:style-name="gr8" draw:text-style-name="P1" draw:layer="layout" svg:width="1.133cm" svg:height="1.518cm" svg:x="22.516cm" svg:y="11.67cm">
            <draw:text-box>
              <text:p text:style-name="P1"><text:span text:style-name="T1">6</text:span></text:p>
            </draw:text-box>
          </draw:frame>
          <draw:frame draw:style-name="gr8" draw:text-style-name="P1" draw:layer="layout" svg:width="1.133cm" svg:height="1.518cm" svg:x="24.792cm" svg:y="11.67cm">
            <draw:text-box>
              <text:p text:style-name="P1"><text:span text:style-name="T1">7</text:span></text:p>
            </draw:text-box>
          </draw:frame>
          <draw:frame draw:style-name="gr8" draw:text-style-name="P1" draw:layer="layout" svg:width="1.133cm" svg:height="1.518cm" svg:x="26.988cm" svg:y="11.67cm">
            <draw:text-box>
              <text:p text:style-name="P1"><text:span text:style-name="T1">8</text:span></text:p>
            </draw:text-box>
          </draw:frame>
        </draw:g>
        <draw:line draw:style-name="gr3" draw:text-style-name="P1" draw:layer="layout" svg:x1="20.69cm" svg:y1="10.25cm" svg:x2="20.69cm" svg:y2="11.012cm">
          <text:p/>
        </draw:line>
        <draw:line draw:style-name="gr3" draw:text-style-name="P1" draw:layer="layout" svg:x1="22.984cm" svg:y1="10.25cm" svg:x2="22.984cm" svg:y2="11.012cm">
          <text:p/>
        </draw:line>
        <draw:line draw:style-name="gr3" draw:text-style-name="P1" draw:layer="layout" svg:x1="25.278cm" svg:y1="10.25cm" svg:x2="25.278cm" svg:y2="11.012cm">
          <text:p/>
        </draw:line>
        <draw:line draw:style-name="gr3" draw:text-style-name="P1" draw:layer="layout" svg:x1="27.49cm" svg:y1="10.25cm" svg:x2="27.49cm" svg:y2="11.012cm">
          <text:p/>
        </draw:line>
        <draw:g>
          <draw:custom-shape draw:style-name="gr1" draw:text-style-name="P3" draw:layer="layout" svg:width="2.286cm" svg:height="1.397cm" svg:x="1.593cm" svg:y="7.858cm">
            <text:p text:style-name="P1"><text:span text:style-name="T3">00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3.879cm" svg:y="7.858cm">
            <text:p text:style-name="P1"><text:span text:style-name="T3">00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6.165cm" svg:y="7.858cm">
            <text:p text:style-name="P1"><text:span text:style-name="T3">0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8.451cm" svg:y="7.858cm">
            <text:p text:style-name="P1"><text:span text:style-name="T3">01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0.737cm" svg:y="7.858cm">
            <text:p text:style-name="P1"><text:span text:style-name="T3">10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3.023cm" svg:y="7.858cm">
            <text:p text:style-name="P1"><text:span text:style-name="T3">10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5.309cm" svg:y="7.858cm">
            <text:p text:style-name="P1"><text:span text:style-name="T3">1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7.595cm" svg:y="7.858cm">
            <text:p text:style-name="P1"><text:span text:style-name="T3">111</text:span></text:p>
            <draw:enhanced-geometry svg:viewBox="0 0 21600 21600" draw:type="rectangle" draw:enhanced-path="M 0 0 L 21600 0 21600 21600 0 21600 0 0 Z N"/>
          </draw:custom-shape>
        </draw:g>
      </draw:page>
      <draw:page draw:name="page10" draw:style-name="dp1" draw:master-page-name="Default">
        <draw:custom-shape draw:style-name="gr6" draw:text-style-name="P1" draw:layer="layout" svg:width="27.192cm" svg:height="10.541cm" svg:x="1.508cm" svg:y="2.65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01cm" svg:y1="10.729cm" svg:x2="28.248cm" svg:y2="10.729cm">
          <text:p/>
        </draw:line>
        <draw:line draw:style-name="gr3" draw:text-style-name="P1" draw:layer="layout" svg:x1="2.615cm" svg:y1="10.25cm" svg:x2="2.615cm" svg:y2="11.012cm">
          <text:p/>
        </draw:line>
        <draw:line draw:style-name="gr3" draw:text-style-name="P1" draw:layer="layout" svg:x1="4.909cm" svg:y1="10.25cm" svg:x2="4.909cm" svg:y2="11.012cm">
          <text:p/>
        </draw:line>
        <draw:line draw:style-name="gr3" draw:text-style-name="P1" draw:layer="layout" svg:x1="7.203cm" svg:y1="10.25cm" svg:x2="7.203cm" svg:y2="11.012cm">
          <text:p/>
        </draw:line>
        <draw:line draw:style-name="gr3" draw:text-style-name="P1" draw:layer="layout" svg:x1="9.415cm" svg:y1="10.25cm" svg:x2="9.415cm" svg:y2="11.012cm">
          <text:p/>
        </draw:line>
        <draw:line draw:style-name="gr3" draw:text-style-name="P1" draw:layer="layout" svg:x1="11.79cm" svg:y1="10.25cm" svg:x2="11.79cm" svg:y2="11.012cm">
          <text:p/>
        </draw:line>
        <draw:line draw:style-name="gr3" draw:text-style-name="P1" draw:layer="layout" svg:x1="14.084cm" svg:y1="10.25cm" svg:x2="14.084cm" svg:y2="11.012cm">
          <text:p/>
        </draw:line>
        <draw:line draw:style-name="gr3" draw:text-style-name="P1" draw:layer="layout" svg:x1="16.378cm" svg:y1="10.25cm" svg:x2="16.378cm" svg:y2="11.012cm">
          <text:p/>
        </draw:line>
        <draw:line draw:style-name="gr3" draw:text-style-name="P1" draw:layer="layout" svg:x1="18.59cm" svg:y1="10.25cm" svg:x2="18.59cm" svg:y2="11.012cm">
          <text:p/>
        </draw:line>
        <draw:g>
          <draw:custom-shape draw:style-name="gr4" draw:text-style-name="P2" draw:layer="layout" svg:width="2.286cm" svg:height="1.397cm" svg:x="1.445cm" svg:y="11.731cm">
            <text:p text:style-name="P1"><text:span text:style-name="T1">-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86cm" svg:height="1.397cm" svg:x="3.731cm" svg:y="11.731cm">
            <text:p text:style-name="P1"><text:span text:style-name="T1">-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6.017cm" svg:y="11.731cm">
            <text:p text:style-name="P1"><text:span text:style-name="T1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8.303cm" svg:y="11.731cm">
            <text:p text:style-name="P1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0.589cm" svg:y="11.731cm"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2.875cm" svg:y="11.731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5.161cm" svg:y="11.731cm">
            <text:p text:style-name="P1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2.286cm" svg:height="1.397cm" svg:x="17.447cm" svg:y="11.731cm">
            <text:p text:style-name="P1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" draw:layer="layout" svg:width="1.133cm" svg:height="1.517cm" svg:x="20.093cm" svg:y="11.671cm">
            <draw:text-box>
              <text:p text:style-name="P1"><text:span text:style-name="T1">5</text:span></text:p>
            </draw:text-box>
          </draw:frame>
          <draw:frame draw:style-name="gr8" draw:text-style-name="P1" draw:layer="layout" svg:width="1.133cm" svg:height="1.518cm" svg:x="22.516cm" svg:y="11.67cm">
            <draw:text-box>
              <text:p text:style-name="P1"><text:span text:style-name="T1">6</text:span></text:p>
            </draw:text-box>
          </draw:frame>
          <draw:frame draw:style-name="gr8" draw:text-style-name="P1" draw:layer="layout" svg:width="1.133cm" svg:height="1.518cm" svg:x="24.792cm" svg:y="11.67cm">
            <draw:text-box>
              <text:p text:style-name="P1"><text:span text:style-name="T1">7</text:span></text:p>
            </draw:text-box>
          </draw:frame>
          <draw:frame draw:style-name="gr8" draw:text-style-name="P1" draw:layer="layout" svg:width="1.133cm" svg:height="1.518cm" svg:x="26.988cm" svg:y="11.67cm">
            <draw:text-box>
              <text:p text:style-name="P1"><text:span text:style-name="T1">8</text:span></text:p>
            </draw:text-box>
          </draw:frame>
        </draw:g>
        <draw:line draw:style-name="gr3" draw:text-style-name="P1" draw:layer="layout" svg:x1="20.69cm" svg:y1="10.25cm" svg:x2="20.69cm" svg:y2="11.012cm">
          <text:p/>
        </draw:line>
        <draw:line draw:style-name="gr3" draw:text-style-name="P1" draw:layer="layout" svg:x1="22.984cm" svg:y1="10.25cm" svg:x2="22.984cm" svg:y2="11.012cm">
          <text:p/>
        </draw:line>
        <draw:line draw:style-name="gr3" draw:text-style-name="P1" draw:layer="layout" svg:x1="25.278cm" svg:y1="10.25cm" svg:x2="25.278cm" svg:y2="11.012cm">
          <text:p/>
        </draw:line>
        <draw:line draw:style-name="gr3" draw:text-style-name="P1" draw:layer="layout" svg:x1="27.49cm" svg:y1="10.25cm" svg:x2="27.49cm" svg:y2="11.012cm">
          <text:p/>
        </draw:line>
        <draw:g>
          <draw:custom-shape draw:style-name="gr1" draw:text-style-name="P3" draw:layer="layout" svg:width="2.286cm" svg:height="1.397cm" svg:x="1.635cm" svg:y="3.032cm">
            <text:p text:style-name="P1"><text:span text:style-name="T3">00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3.921cm" svg:y="3.032cm">
            <text:p text:style-name="P1"><text:span text:style-name="T3">00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6.207cm" svg:y="3.032cm">
            <text:p text:style-name="P1"><text:span text:style-name="T3">0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8.493cm" svg:y="3.032cm">
            <text:p text:style-name="P1"><text:span text:style-name="T3">01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0.779cm" svg:y="3.032cm">
            <text:p text:style-name="P1"><text:span text:style-name="T3">10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3.065cm" svg:y="3.032cm">
            <text:p text:style-name="P1"><text:span text:style-name="T3">10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5.351cm" svg:y="3.032cm">
            <text:p text:style-name="P1"><text:span text:style-name="T3">11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2.286cm" svg:height="1.397cm" svg:x="17.637cm" svg:y="3.032cm">
            <text:p text:style-name="P1"><text:span text:style-name="T3">111</text:span></text:p>
            <draw:enhanced-geometry svg:viewBox="0 0 21600 21600" draw:type="rectangle" draw:enhanced-path="M 0 0 L 21600 0 21600 21600 0 21600 0 0 Z N"/>
          </draw:custom-shape>
        </draw:g>
        <draw:path draw:style-name="gr5" draw:text-style-name="P1" draw:layer="layout" svg:width="1.852cm" svg:height="3.873cm" draw:transform="rotate (2.71869937583157) translate (4.5639999990455cm 9.5360000021209cm)" svg:viewBox="0 0 1853 3874" svg:d="M0 0c2785 0 1604 3874 1604 3874">
          <text:p/>
        </draw:path>
        <draw:custom-shape draw:style-name="gr9" draw:text-style-name="P2" draw:layer="layout" svg:width="8.128cm" svg:height="1.397cm" svg:x="3.802cm" svg:y="6.869cm">
          <text:p text:style-name="P1"><text:span text:style-name="T4">-(-</text:span><text:span text:style-name="T1">3) y a binario</text:span></text:p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.852cm" svg:height="3.873cm" draw:transform="rotate (-0.422718744833027) translate (14.943cm 5.345cm)" svg:viewBox="0 0 1853 3874" svg:d="M0 0c2785 0 1604 3874 1604 3874">
          <text:p/>
        </draw:path>
        <draw:custom-shape draw:style-name="gr10" draw:text-style-name="P2" draw:layer="layout" svg:width="8.763cm" svg:height="1.397cm" svg:x="16.802cm" svg:y="6.869cm">
          <text:p text:style-name="P1"><text:span text:style-name="T1">a decimal y + (- 3)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/>
      <draw:page draw:name="page12" draw:style-name="dp1" draw:master-page-name="Default_5f_">
        <draw:custom-shape draw:style-name="gr6" draw:text-style-name="P1" draw:layer="layout" svg:width="27.192cm" svg:height="10.541cm" svg:x="1.508cm" svg:y="2.651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1" draw:text-style-name="P4" draw:layer="layout" svg:width="2.257cm" svg:height="1.397cm" svg:x="19.415cm" svg:y="7.558cm">
              <text:p text:style-name="P1"><text:span text:style-name="T3">0000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2.258cm" svg:height="1.397cm" svg:x="21.672cm" svg:y="7.558cm">
              <text:p text:style-name="P1"><text:span text:style-name="T3">0001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2.258cm" svg:height="1.397cm" svg:x="23.93cm" svg:y="7.558cm">
              <text:p text:style-name="P1"><text:span text:style-name="T3">001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2.257cm" svg:height="1.397cm" svg:x="26.188cm" svg:y="7.558cm">
              <text:p text:style-name="P1"><text:span text:style-name="T3">0011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2.258cm" svg:height="1.397cm" svg:x="28.445cm" svg:y="7.558cm">
              <text:p text:style-name="P1"><text:span text:style-name="T3">010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2.257cm" svg:height="1.397cm" svg:x="30.703cm" svg:y="7.558cm">
              <text:p text:style-name="P1"><text:span text:style-name="T3">0101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2.259cm" svg:height="1.397cm" svg:x="32.96cm" svg:y="7.558cm">
              <text:p text:style-name="P1"><text:span text:style-name="T3">011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2.257cm" svg:height="1.397cm" svg:x="35.219cm" svg:y="7.558cm">
              <text:p text:style-name="P1"><text:span text:style-name="T3">0111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4" draw:layer="layout" svg:width="2.257cm" svg:height="1.397cm" svg:x="37.422cm" svg:y="7.558cm">
              <text:p text:style-name="P1"><text:span text:style-name="T3">1000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2.259cm" svg:height="1.397cm" svg:x="39.679cm" svg:y="7.558cm">
              <text:p text:style-name="P1"><text:span text:style-name="T3">1001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2.257cm" svg:height="1.397cm" svg:x="41.938cm" svg:y="7.558cm">
              <text:p text:style-name="P1"><text:span text:style-name="T3">1010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2.258cm" svg:height="1.397cm" svg:x="44.195cm" svg:y="7.558cm">
              <text:p text:style-name="P1"><text:span text:style-name="T3">1011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2.257cm" svg:height="1.397cm" svg:x="46.453cm" svg:y="7.558cm">
              <text:p text:style-name="P1"><text:span text:style-name="T3">1100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2.258cm" svg:height="1.397cm" svg:x="48.71cm" svg:y="7.558cm">
              <text:p text:style-name="P1"><text:span text:style-name="T3">1101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2.258cm" svg:height="1.397cm" svg:x="50.968cm" svg:y="7.558cm">
              <text:p text:style-name="P1"><text:span text:style-name="T3">1110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2.257cm" svg:height="1.397cm" svg:x="53.226cm" svg:y="7.558cm">
              <text:p text:style-name="P1"><text:span text:style-name="T3">1111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line draw:style-name="gr2" draw:text-style-name="P1" draw:layer="layout" svg:x1="1.701cm" svg:y1="10.65cm" svg:x2="28.7cm" svg:y2="10.65cm">
              <text:p/>
            </draw:line>
            <draw:line draw:style-name="gr3" draw:text-style-name="P1" draw:layer="layout" svg:x1="2.615cm" svg:y1="10.131cm" svg:x2="2.615cm" svg:y2="10.893cm">
              <text:p/>
            </draw:line>
            <draw:line draw:style-name="gr3" draw:text-style-name="P1" draw:layer="layout" svg:x1="4.909cm" svg:y1="10.131cm" svg:x2="4.909cm" svg:y2="10.893cm">
              <text:p/>
            </draw:line>
            <draw:line draw:style-name="gr3" draw:text-style-name="P1" draw:layer="layout" svg:x1="7.203cm" svg:y1="10.131cm" svg:x2="7.203cm" svg:y2="10.893cm">
              <text:p/>
            </draw:line>
            <draw:line draw:style-name="gr3" draw:text-style-name="P1" draw:layer="layout" svg:x1="9.415cm" svg:y1="10.131cm" svg:x2="9.415cm" svg:y2="10.893cm">
              <text:p/>
            </draw:line>
            <draw:line draw:style-name="gr3" draw:text-style-name="P1" draw:layer="layout" svg:x1="11.79cm" svg:y1="10.131cm" svg:x2="11.79cm" svg:y2="10.893cm">
              <text:p/>
            </draw:line>
            <draw:line draw:style-name="gr3" draw:text-style-name="P1" draw:layer="layout" svg:x1="14.084cm" svg:y1="10.131cm" svg:x2="14.084cm" svg:y2="10.893cm">
              <text:p/>
            </draw:line>
            <draw:line draw:style-name="gr3" draw:text-style-name="P1" draw:layer="layout" svg:x1="16.378cm" svg:y1="10.131cm" svg:x2="16.378cm" svg:y2="10.893cm">
              <text:p/>
            </draw:line>
            <draw:line draw:style-name="gr3" draw:text-style-name="P1" draw:layer="layout" svg:x1="18.59cm" svg:y1="10.131cm" svg:x2="18.59cm" svg:y2="10.893cm">
              <text:p/>
            </draw:line>
            <draw:line draw:style-name="gr3" draw:text-style-name="P1" draw:layer="layout" svg:x1="20.69cm" svg:y1="10.131cm" svg:x2="20.69cm" svg:y2="10.893cm">
              <text:p/>
            </draw:line>
            <draw:line draw:style-name="gr3" draw:text-style-name="P1" draw:layer="layout" svg:x1="22.984cm" svg:y1="10.131cm" svg:x2="22.984cm" svg:y2="10.893cm">
              <text:p/>
            </draw:line>
            <draw:line draw:style-name="gr3" draw:text-style-name="P1" draw:layer="layout" svg:x1="25.278cm" svg:y1="10.131cm" svg:x2="25.278cm" svg:y2="10.893cm">
              <text:p/>
            </draw:line>
            <draw:line draw:style-name="gr3" draw:text-style-name="P1" draw:layer="layout" svg:x1="27.478cm" svg:y1="10.131cm" svg:x2="27.478cm" svg:y2="10.893cm">
              <text:p/>
            </draw:line>
          </draw:g>
          <draw:g>
            <draw:g>
              <draw:custom-shape draw:style-name="gr4" draw:text-style-name="P2" draw:layer="layout" svg:width="2.286cm" svg:height="1.397cm" svg:x="1.445cm" svg:y="11.771cm">
                <text:p text:style-name="P1"><text:span text:style-name="T1">-3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2.286cm" svg:height="1.397cm" svg:x="3.731cm" svg:y="11.771cm">
                <text:p text:style-name="P1"><text:span text:style-name="T1">-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2.286cm" svg:height="1.397cm" svg:x="6.017cm" svg:y="11.771cm">
                <text:p text:style-name="P1"><text:span text:style-name="T1">-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2.286cm" svg:height="1.397cm" svg:x="8.303cm" svg:y="11.771cm">
                <text:p text:style-name="P1"><text:span text:style-name="T1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2.286cm" svg:height="1.397cm" svg:x="10.589cm" svg:y="11.771cm">
                <text:p text:style-name="P1"><text:span text:style-name="T1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2.286cm" svg:height="1.397cm" svg:x="12.875cm" svg:y="11.771cm">
                <text:p text:style-name="P1"><text:span text:style-name="T1">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2.286cm" svg:height="1.397cm" svg:x="15.161cm" svg:y="11.771cm">
                <text:p text:style-name="P1"><text:span text:style-name="T1">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2.286cm" svg:height="1.397cm" svg:x="17.447cm" svg:y="11.771cm">
                <text:p text:style-name="P1"><text:span text:style-name="T1">4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7" draw:text-style-name="P1" draw:layer="layout" svg:width="1.133cm" svg:height="1.517cm" svg:x="20.093cm" svg:y="11.711cm">
                <draw:text-box>
                  <text:p text:style-name="P1"><text:span text:style-name="T1">5</text:span></text:p>
                </draw:text-box>
              </draw:frame>
              <draw:frame draw:style-name="gr8" draw:text-style-name="P1" draw:layer="layout" svg:width="1.133cm" svg:height="1.518cm" svg:x="22.516cm" svg:y="11.71cm">
                <draw:text-box>
                  <text:p text:style-name="P1"><text:span text:style-name="T1">6</text:span></text:p>
                </draw:text-box>
              </draw:frame>
              <draw:frame draw:style-name="gr8" draw:text-style-name="P1" draw:layer="layout" svg:width="1.133cm" svg:height="1.518cm" svg:x="24.792cm" svg:y="11.71cm">
                <draw:text-box>
                  <text:p text:style-name="P1"><text:span text:style-name="T1">7</text:span></text:p>
                </draw:text-box>
              </draw:frame>
              <draw:frame draw:style-name="gr8" draw:text-style-name="P1" draw:layer="layout" svg:width="1.133cm" svg:height="1.518cm" svg:x="26.988cm" svg:y="11.71cm">
                <draw:text-box>
                  <text:p text:style-name="P1"><text:span text:style-name="T1">8</text:span></text:p>
                </draw:text-box>
              </draw:frame>
            </draw:g>
            <draw:g>
              <draw:custom-shape draw:style-name="gr4" draw:text-style-name="P2" draw:layer="layout" svg:width="2.286cm" svg:height="1.397cm" svg:x="28.386cm" svg:y="11.771cm">
                <text:p text:style-name="P1"><text:span text:style-name="T1">9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2.286cm" svg:height="1.397cm" svg:x="30.572cm" svg:y="11.771cm">
                <text:p text:style-name="P1"><text:span text:style-name="T1">1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2.286cm" svg:height="1.397cm" svg:x="32.858cm" svg:y="11.771cm">
                <text:p text:style-name="P1"><text:span text:style-name="T1">1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2.286cm" svg:height="1.397cm" svg:x="35.144cm" svg:y="11.771cm">
                <text:p text:style-name="P1"><text:span text:style-name="T1">1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2.286cm" svg:height="1.397cm" svg:x="37.43cm" svg:y="11.771cm">
                <text:p text:style-name="P1"><text:span text:style-name="T1">1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2.286cm" svg:height="1.397cm" svg:x="39.716cm" svg:y="11.771cm">
                <text:p text:style-name="P1"><text:span text:style-name="T1">14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2.286cm" svg:height="1.397cm" svg:x="42.002cm" svg:y="11.771cm">
                <text:p text:style-name="P1"><text:span text:style-name="T1">1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2.286cm" svg:height="1.397cm" svg:x="44.288cm" svg:y="11.771cm">
                <text:p text:style-name="P1"><text:span text:style-name="T1">1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4" draw:text-style-name="P1" draw:layer="layout" svg:width="2.045cm" svg:height="2.783cm" svg:x="46.934cm" svg:y="11.711cm">
                <draw:text-box>
                  <text:p text:style-name="P1"><text:span text:style-name="T1">17</text:span></text:p>
                </draw:text-box>
              </draw:frame>
              <draw:frame draw:style-name="gr14" draw:text-style-name="P1" draw:layer="layout" svg:width="1.781cm" svg:height="2.783cm" svg:x="49.357cm" svg:y="11.71cm">
                <draw:text-box>
                  <text:p text:style-name="P1"><text:span text:style-name="T1">18</text:span></text:p>
                </draw:text-box>
              </draw:frame>
              <draw:frame draw:style-name="gr14" draw:text-style-name="P1" draw:layer="layout" svg:width="1.791cm" svg:height="2.783cm" svg:x="51.633cm" svg:y="11.71cm">
                <draw:text-box>
                  <text:p text:style-name="P1"><text:span text:style-name="T1">19</text:span></text:p>
                </draw:text-box>
              </draw:frame>
              <draw:frame draw:style-name="gr14" draw:text-style-name="P1" draw:layer="layout" svg:width="1.881cm" svg:height="2.783cm" svg:x="53.829cm" svg:y="11.71cm">
                <draw:text-box>
                  <text:p text:style-name="P1"><text:span text:style-name="T1">20</text:span></text:p>
                </draw:text-box>
              </draw:frame>
            </draw:g>
          </draw:g>
          <draw:g>
            <draw:line draw:style-name="gr2" draw:text-style-name="P1" draw:layer="layout" svg:x1="28.557cm" svg:y1="10.65cm" svg:x2="55.556cm" svg:y2="10.65cm">
              <text:p/>
            </draw:line>
            <draw:line draw:style-name="gr3" draw:text-style-name="P1" draw:layer="layout" svg:x1="29.471cm" svg:y1="10.131cm" svg:x2="29.471cm" svg:y2="10.893cm">
              <text:p/>
            </draw:line>
            <draw:line draw:style-name="gr3" draw:text-style-name="P1" draw:layer="layout" svg:x1="31.765cm" svg:y1="10.131cm" svg:x2="31.765cm" svg:y2="10.893cm">
              <text:p/>
            </draw:line>
            <draw:line draw:style-name="gr3" draw:text-style-name="P1" draw:layer="layout" svg:x1="34.059cm" svg:y1="10.131cm" svg:x2="34.059cm" svg:y2="10.893cm">
              <text:p/>
            </draw:line>
            <draw:line draw:style-name="gr3" draw:text-style-name="P1" draw:layer="layout" svg:x1="36.271cm" svg:y1="10.131cm" svg:x2="36.271cm" svg:y2="10.893cm">
              <text:p/>
            </draw:line>
            <draw:line draw:style-name="gr3" draw:text-style-name="P1" draw:layer="layout" svg:x1="38.646cm" svg:y1="10.131cm" svg:x2="38.646cm" svg:y2="10.893cm">
              <text:p/>
            </draw:line>
            <draw:line draw:style-name="gr3" draw:text-style-name="P1" draw:layer="layout" svg:x1="40.94cm" svg:y1="10.131cm" svg:x2="40.94cm" svg:y2="10.893cm">
              <text:p/>
            </draw:line>
            <draw:line draw:style-name="gr3" draw:text-style-name="P1" draw:layer="layout" svg:x1="43.234cm" svg:y1="10.131cm" svg:x2="43.234cm" svg:y2="10.893cm">
              <text:p/>
            </draw:line>
            <draw:line draw:style-name="gr3" draw:text-style-name="P1" draw:layer="layout" svg:x1="45.446cm" svg:y1="10.131cm" svg:x2="45.446cm" svg:y2="10.893cm">
              <text:p/>
            </draw:line>
            <draw:line draw:style-name="gr3" draw:text-style-name="P1" draw:layer="layout" svg:x1="47.546cm" svg:y1="10.131cm" svg:x2="47.546cm" svg:y2="10.893cm">
              <text:p/>
            </draw:line>
            <draw:line draw:style-name="gr3" draw:text-style-name="P1" draw:layer="layout" svg:x1="49.84cm" svg:y1="10.131cm" svg:x2="49.84cm" svg:y2="10.893cm">
              <text:p/>
            </draw:line>
            <draw:line draw:style-name="gr3" draw:text-style-name="P1" draw:layer="layout" svg:x1="52.134cm" svg:y1="10.131cm" svg:x2="52.134cm" svg:y2="10.893cm">
              <text:p/>
            </draw:line>
            <draw:line draw:style-name="gr3" draw:text-style-name="P1" draw:layer="layout" svg:x1="54.334cm" svg:y1="10.131cm" svg:x2="54.334cm" svg:y2="10.893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3-18T10:53:50.999230336</meta:creation-date>
    <dc:date>2017-04-09T19:37:25.161543410</dc:date>
    <dc:creator>Eduardo Grosclaude</dc:creator>
    <meta:editing-duration>PT1H32M3S</meta:editing-duration>
    <meta:editing-cycles>7</meta:editing-cycles>
    <meta:generator>LibreOffice/4.3.3.2$Linux_X86_64 LibreOffice_project/430m0$Build-2</meta:generator>
    <meta:document-statistic meta:object-count="404"/>
  </office:meta>
</office:document-meta>
</file>